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7" office:value-type="string">
            <text:p>Race and Burn</text:p>
          </table:table-cell>
          <table:table-cell table:style-name="ce8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6.477cm" svg:height="9.298cm" svg:x="1.06cm" svg:y="0.24cm">
              <draw:object draw:notify-on-update-of-ranges="Лист1.A1:Лист1.A1 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5" office:value-type="string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5" office:value-type="string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5" office:value-type="string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5" office:value-type="string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5" office:value-type="string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5" office:value-type="string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5" office:value-type="string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5" office:value-type="string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5" office:value-type="string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5" office:value-type="string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5" office:value-type="string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5" office:value-type="string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5" office:value-type="string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5" office:value-type="string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5" office:value-type="string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5" office:value-type="string">
            <text:p>6690</text:p>
          </table:table-cell>
          <table:table-cell office:value-type="float" office:value="15089">
            <text:p>15089</text:p>
          </table:table-cell>
          <table:table-cell/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5"/>
          <table:table-cell/>
          <table:table-cell/>
          <table:table-cell table:formula="of:=IF(OR([.C61]=0; [.C60]=0); 0; [.C61]-[.C6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6"/>
          <table:table-cell/>
          <table:table-cell/>
          <table:table-cell table:formula="of:=IF(OR([.C62]=0; [.C61]=0); 0; [.C62]-[.C6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6"/>
          <table:table-cell/>
          <table:table-cell/>
          <table:table-cell table:formula="of:=IF(OR([.C63]=0; [.C62]=0); 0; [.C63]-[.C6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6"/>
          <table:table-cell/>
          <table:table-cell/>
          <table:table-cell table:formula="of:=IF(OR([.C64]=0; [.C63]=0); 0; [.C64]-[.C6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6"/>
          <table:table-cell/>
          <table:table-cell/>
          <table:table-cell table:formula="of:=IF(OR([.C65]=0; [.C64]=0); 0; [.C65]-[.C6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6"/>
          <table:table-cell/>
          <table:table-cell/>
          <table:table-cell table:formula="of:=IF(OR([.C66]=0; [.C65]=0); 0; [.C66]-[.C6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6"/>
          <table:table-cell/>
          <table:table-cell/>
          <table:table-cell table:formula="of:=IF(OR([.C67]=0; [.C66]=0); 0; [.C67]-[.C6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6"/>
          <table:table-cell/>
          <table:table-cell/>
          <table:table-cell table:formula="of:=IF(OR([.C68]=0; [.C67]=0); 0; [.C68]-[.C6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6"/>
          <table:table-cell/>
          <table:table-cell/>
          <table:table-cell table:formula="of:=IF(OR([.C69]=0; [.C68]=0); 0; [.C69]-[.C6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6"/>
          <table:table-cell/>
          <table:table-cell/>
          <table:table-cell table:formula="of:=IF(OR([.C70]=0; [.C69]=0); 0; [.C70]-[.C6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6"/>
          <table:table-cell/>
          <table:table-cell/>
          <table:table-cell table:formula="of:=IF(OR([.C71]=0; [.C70]=0); 0; [.C71]-[.C7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6"/>
          <table:table-cell/>
          <table:table-cell/>
          <table:table-cell table:formula="of:=IF(OR([.C72]=0; [.C71]=0); 0; [.C72]-[.C7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6"/>
          <table:table-cell/>
          <table:table-cell/>
          <table:table-cell table:formula="of:=IF(OR([.C73]=0; [.C72]=0); 0; [.C73]-[.C7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6"/>
          <table:table-cell/>
          <table:table-cell/>
          <table:table-cell table:formula="of:=IF(OR([.C74]=0; [.C73]=0); 0; [.C74]-[.C7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6"/>
          <table:table-cell/>
          <table:table-cell/>
          <table:table-cell table:formula="of:=IF(OR([.C75]=0; [.C74]=0); 0; [.C75]-[.C7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6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6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6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6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6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6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6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6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6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6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6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6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6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6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6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6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6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6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6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6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6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6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6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6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6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0">30.07.2011</text:date>, <text:time>13:51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7-30T13:51:32.51</dc:date>
    <meta:editing-duration>P3DT7H37M41S</meta:editing-duration>
    <meta:editing-cycles>145</meta:editing-cycles>
    <meta:generator>OOo-dev/3.4$Win32 OpenOffice.org_project/340m0$Build-9583</meta:generator>
    <meta:document-statistic meta:table-count="3" meta:cell-count="5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78cm" svg:height="9.299cm" xlink:href=".." xlink:type="simple" chart:class="chart:line" chart:style-name="ch1">
        <chart:plot-area chart:style-name="ch2" table:cell-range-address="Лист1.A1:Лист1.D100" chart:data-source-has-labels="both" svg:x="-0.686cm" svg:y="0.116cm" svg:width="17.013cm" svg:height="9.164cm">
          <chartooo:coordinate-region svg:x="0.491cm" svg:y="0.328cm" svg:width="15.836cm" svg:height="8.279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5089">
                <text:p>1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56.755cm" svg:y="23.951cm" style:legend-expansion="custom" chartooo:width="89.533cm" chartooo:height="59.166cm" style:legend-expansion-aspect-ratio="1.51325085353074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